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ucidasans1" svg:font-family="Lucidasans"/>
    <style:font-face style:name="TimesNewRomanPS-BoldMT" svg:font-family="TimesNewRomanPS-BoldMT"/>
    <style:font-face style:name="TimesNewRomanPSMT" svg:font-family="TimesNewRomanPSMT"/>
    <style:font-face style:name="Lucidabright2" svg:font-family="Lucidabright" style:font-family-generic="roman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bright" svg:font-family="Lucidabright" style:font-pitch="variable"/>
    <style:font-face style:name="Lucidabright1" svg:font-family="Lucidabright" style:font-adornments="Normal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5.292cm"/>
          <style:tab-stop style:position="8.498cm" style:type="center"/>
          <style:tab-stop style:position="16.999cm" style:type="right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style:font-name="Lucidabright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5.53cm"/>
          <style:tab-stop style:position="8.498cm" style:type="center"/>
          <style:tab-stop style:position="16.999cm" style:type="right"/>
        </style:tab-stops>
      </style:paragraph-properties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text-properties fo:font-size="12pt" style:font-size-asian="10.5pt" style:font-size-complex="12pt"/>
    </style:style>
    <style:style style:name="P5" style:family="paragraph" style:parent-style-name="Subtitle">
      <style:text-properties fo:font-size="12pt" style:font-size-asian="10.5pt" style:font-size-complex="12pt"/>
    </style:style>
    <style:style style:name="T1" style:family="text">
      <style:text-properties style:font-name="Lucidabright2" fo:font-weight="bold" style:font-name-asian="TimesNewRomanPS-BoldMT" style:font-weight-asian="bold" style:font-name-complex="TimesNewRomanPS-BoldMT" style:font-weight-complex="bold"/>
    </style:style>
    <style:style style:name="T2" style:family="text">
      <style:text-properties style:font-name="Lucidabright2" fo:font-style="italic" fo:font-weight="normal" style:font-name-asian="TimesNewRomanPS-BoldMT" style:font-weight-asian="normal" style:font-name-complex="TimesNewRomanPS-BoldMT" style:font-weight-complex="normal"/>
    </style:style>
    <style:style style:name="T3" style:family="text">
      <style:text-properties style:font-name="Lucidabright2" fo:font-weight="normal" style:font-name-asian="TimesNewRomanPS-BoldMT" style:font-weight-asian="normal" style:font-name-complex="TimesNewRomanPS-BoldM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rtie S. Chaumette (Les terminaux du futur)</text:p>
      <text:p text:style-name="P5"><text:span text:style-name="T5"/></text:p>
      <text:p text:style-name="P4"><text:span text:style-name="T5">Question 1. </text:span></text:p>
      <text:p text:style-name="P4"><text:span text:style-name="T5"/></text:p>
      <text:p text:style-name="P4"><text:span text:style-name="T5"><text:s text:c="9"/>a. En quoi peut on dire que les téléphones mobiles sont pour partie en échec relativement à l'intégration des technologies qu'ils offrent ? <text:line-break/><text:line-break/> <text:s text:c="8"/>b. Quel est le mot magique d'une intégration réussi ? <text:line-break/><text:line-break/>Question 2. Pourquoi, même si des technologies intégrables dans un téléphone mobile <text:line-break/>ou une carte à puce par exemple existent dès aujourd'hui, ne sont elles pas intégrées par <text:line-break/>les constructeurs ? <text:line-break/><text:line-break/>Raison 1 : <text:line-break/>Raison 2 : <text:line-break/>Raison 3 : <text:line-break/><text:line-break/>Question 2. Imaginez deux facteurs de forme (différents de ceux vus en cours) de l'ordinateur <text:line-break/>ou de la carte à puce (ou de ce que j'ai appelé en cours l'alter ego numérique) de demain en <text:line-break/>précisant l'usage et le public visés. <text:line-break/><text:line-break/>Facteur et raison 1 : <text:line-break/><text:line-break/>Facteur et raison 2 : <text:line-break/><text:line-break/>Question 3. <text:line-break/>Grâce à la technologie NFC, intégrée aujourd'hui dans certaines cartes à puce, il est désormais <text:line-break/>possible de réaliser des paiements, sans contact, avec un téléphone mobile. <text:line-break/><text:line-break/>Quels peuvent être les principaux freins (en indiquer au maximum trois) à l'adoption de cette <text:line-break/>technologie ? <text:line-break/><text:line-break/>Frein 1 : <text:line-break/>Frein 2 : <text:line-break/>Frein 3 :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Lucidasans1" svg:font-family="Lucidasans"/>
    <style:font-face style:name="TimesNewRomanPS-BoldMT" svg:font-family="TimesNewRomanPS-BoldMT"/>
    <style:font-face style:name="TimesNewRomanPSMT" svg:font-family="TimesNewRomanPSMT"/>
    <style:font-face style:name="Lucidabright2" svg:font-family="Lucidabright" style:font-family-generic="roman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bright" svg:font-family="Lucidabright" style:font-pitch="variable"/>
    <style:font-face style:name="Lucidabright1" svg:font-family="Lucidabright" style:font-adornments="Normal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ucidabright" fo:font-size="24pt" style:font-size-asian="24pt" style:font-size-complex="2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>
        <style:tab-stops/>
      </style:paragraph-properties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cidabright1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Exercice" style:family="paragraph" style:paren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4.42cm" style:rel-column-width="55591*"/>
    </style:style>
    <style:style style:name="Tableau3.B" style:family="table-column">
      <style:table-column-properties style:column-width="2.579cm" style:rel-column-width="9944*"/>
    </style:style>
    <style:style style:name="Tableau3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>
        <style:tab-stops>
          <style:tab-stop style:position="5.292cm"/>
          <style:tab-stop style:position="8.498cm" style:type="center"/>
          <style:tab-stop style:position="16.999cm" style:type="right"/>
        </style:tab-stops>
      </style:paragraph-properties>
      <style:text-properties fo:font-size="12pt" style:font-size-asian="12pt" style:font-size-complex="12pt"/>
    </style:style>
    <style:style style:name="MP2" style:family="paragraph" style:parent-style-name="Header">
      <style:paragraph-properties fo:text-align="start" style:justify-single-word="false"/>
      <style:text-properties style:font-name="Lucidabright"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5.53cm"/>
          <style:tab-stop style:position="8.498cm" style:type="center"/>
          <style:tab-stop style:position="16.999cm" style:type="right"/>
        </style:tab-stops>
      </style:paragraph-properties>
      <style:text-properties style:font-name="TimesNewRomanPSMT" fo:font-size="12pt" style:font-name-asian="TimesNewRomanPSMT" style:font-size-asian="12pt" style:font-name-complex="TimesNewRomanPSM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header-rows>
            <table:table-row>
              <table:table-cell table:style-name="Tableau3.A1" office:value-type="string">
                <text:p text:style-name="MP1">Master CSI</text:p>
              </table:table-cell>
              <table:table-cell table:style-name="Tableau3.A1" office:value-type="string">
                <text:p text:style-name="MP2">2010/2011</text:p>
              </table:table-cell>
            </table:table-row>
          </table:table-header-rows>
        </table:table>
        <text:p text:style-name="MP3">1 Mars 2011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4-11-14T22:07:45</meta:creation-date>
    <dc:date>2011-03-01T10:36:29</dc:date>
    <meta:printed-by>Castagnos Guilhem</meta:printed-by>
    <meta:print-date>2011-03-01T10:28:57</meta:print-date>
    <meta:editing-cycles>154</meta:editing-cycles>
    <meta:editing-duration>PT35H02M54S</meta:editing-duration>
    <dc:creator>Castagnos Guilhem</dc:creator>
    <meta:document-statistic meta:table-count="1" meta:image-count="0" meta:object-count="0" meta:page-count="1" meta:paragraph-count="6" meta:word-count="193" meta:character-count="1146"/>
    <meta:user-defined meta:name="Info 1"/>
    <meta:user-defined meta:name="Info 2"/>
    <meta:user-defined meta:name="Info 3"/>
    <meta:user-defined meta:name="Info 4"/>
  </office:meta>
</office:document-meta>
</file>